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180.02mm" table:align="margins"/>
    </style:style>
    <style:style style:name="Tableau1.A" style:family="table-column">
      <style:table-column-properties style:column-width="144.67mm" style:rel-column-width="52666*"/>
    </style:style>
    <style:style style:name="Tableau1.B" style:family="table-column">
      <style:table-column-properties style:column-width="35.35mm" style:rel-column-width="12869*"/>
    </style:style>
    <style:style style:name="Tableau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97mm" fo:border="0.05pt solid #000000"/>
    </style:style>
    <style:style style:name="Tableau1.A2" style:family="table-cell">
      <style:table-cell-properties fo:padding="0.97mm" fo:border-left="0.05pt solid #000000" fo:border-right="none" fo:border-top="none" fo:border-bottom="0.05pt solid #000000"/>
    </style:style>
    <style:style style:name="Tableau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4.2mm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f0927" officeooo:paragraph-rsid="001f0927"/>
    </style:style>
    <style:style style:name="P8" style:family="paragraph" style:parent-style-name="Standard">
      <style:text-properties officeooo:rsid="001f0927" officeooo:paragraph-rsid="00309ce2"/>
    </style:style>
    <style:style style:name="P9" style:family="paragraph" style:parent-style-name="Standard">
      <style:text-properties officeooo:paragraph-rsid="00309ce2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tyle="normal" fo:font-weight="normal" officeooo:paragraph-rsid="00309ce2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tyle="normal" fo:font-weight="normal" officeooo:rsid="00309ce2" officeooo:paragraph-rsid="00309ce2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tyle="normal" fo:font-weight="bold" officeooo:rsid="00309ce2" officeooo:paragraph-rsid="00309ce2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style:register-true="false" style:writing-mode="page">
        <style:tab-stops/>
      </style:paragraph-properties>
      <style:text-properties fo:font-style="normal" fo:font-weight="bold" officeooo:paragraph-rsid="00309ce2" style:font-style-asian="normal" style:font-weight-asian="bold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register-true="false" style:writing-mode="page">
        <style:tab-stops/>
      </style:paragraph-properties>
      <style:text-properties fo:font-style="normal" fo:font-weight="normal" officeooo:rsid="0029e778" officeooo:paragraph-rsid="00309ce2" style:font-style-asian="normal" style:font-weight-asian="normal" style:font-style-complex="normal" style:font-weight-complex="normal"/>
    </style:style>
    <style:style style:name="T1" style:family="text">
      <style:text-properties fo:font-weight="bold" officeooo:rsid="00309ce2" style:font-weight-asian="bold" style:font-weight-complex="bold"/>
    </style:style>
    <style:style style:name="T2" style:family="text">
      <style:text-properties fo:font-weight="bold" officeooo:rsid="0033d29e" style:font-weight-asian="bold" style:font-weight-complex="bold"/>
    </style:style>
    <style:style style:name="T3" style:family="text">
      <style:text-properties officeooo:rsid="001f0927"/>
    </style:style>
    <style:style style:name="T4" style:family="text">
      <style:text-properties officeooo:rsid="00204cc8"/>
    </style:style>
    <style:style style:name="T5" style:family="text">
      <style:text-properties officeooo:rsid="0023f640"/>
    </style:style>
    <style:style style:name="T6" style:family="text">
      <style:text-properties officeooo:rsid="00262dce"/>
    </style:style>
    <style:style style:name="T7" style:family="text">
      <style:text-properties officeooo:rsid="002b4972"/>
    </style:style>
    <style:style style:name="T8" style:family="text">
      <style:text-properties officeooo:rsid="0029e778"/>
    </style:style>
    <style:style style:name="T9" style:family="text">
      <style:text-properties officeooo:rsid="0031f7cc"/>
    </style:style>
    <style:style style:name="T10" style:family="text">
      <style:text-properties officeooo:rsid="003236c9"/>
    </style:style>
    <style:style style:name="T11" style:family="text">
      <style:text-properties officeooo:rsid="0033d29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uildroot <text:span text:style-name="T6">A</text:span>ssociation</text:p>
      <text:p text:style-name="Standard"/>
      <text:p text:style-name="Standard"><text:span text:style-name="T3">21</text:span> <text:span text:style-name="T3">allée de Bréhat</text:span></text:p>
      <text:p text:style-name="P7">31770 Colomiers</text:p>
      <text:p text:style-name="P7">France</text:p>
      <text:p text:style-name="P7"/>
      <text:p text:style-name="P7">Web : http://www.buildroot.org</text:p>
      <text:p text:style-name="P7">Contact : <text:span text:style-name="T7">buildroot-association@buildroot.org</text:span></text:p>
      <text:p text:style-name="Standard"/>
      <text:p text:style-name="Standard"/>
      <text:p text:style-name="Standard"/>
      <text:p text:style-name="Standard"><text:tab/><text:tab/><text:tab/><text:tab/><text:tab/><text:tab/><text:tab/><text:span text:style-name="T1">N</text:span><text:span text:style-name="T2">ame</text:span></text:p>
      <text:p text:style-name="Standard"/>
      <text:p text:style-name="P9"><text:tab/><text:tab/><text:tab/><text:tab/><text:tab/><text:tab/><text:tab/><text:span text:style-name="T9">Adresse 1</text:span></text:p>
      <text:p text:style-name="P8"><text:tab/><text:tab/><text:tab/><text:tab/><text:tab/><text:tab/><text:tab/><text:span text:style-name="T9">Adresse 2</text:span></text:p>
      <text:p text:style-name="P8"/>
      <text:p text:style-name="Standard"/>
      <text:p text:style-name="Standard"><text:span text:style-name="T3">Colomiers</text:span>, le <text:span text:style-name="T9">DATE</text:span></text:p>
      <text:p text:style-name="Standard"/>
      <text:p text:style-name="Standard"/>
      <text:p text:style-name="P1">Facture n° <text:span text:style-name="T9">YYYY-nnnn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Prestations</text:p>
          </table:table-cell>
          <table:table-cell table:style-name="Tableau1.B1" office:value-type="string">
            <text:p text:style-name="P10">Total</text:p>
          </table:table-cell>
        </table:table-row>
        <table:table-row>
          <table:table-cell table:style-name="Tableau1.A2" office:value-type="string">
            <text:p text:style-name="P11"/>
            <text:p text:style-name="P13"/>
            <text:p text:style-name="P12"/>
          </table:table-cell>
          <table:table-cell table:style-name="Tableau1.B2" office:value-type="string">
            <text:p text:style-name="P15"/>
            <text:p text:style-name="P15"><text:span text:style-name="T3"><text:text-input text:description="">XYZ</text:text-input></text:span><text:s/>€</text:p>
          </table:table-cell>
        </table:table-row>
        <table:table-row>
          <table:table-cell table:style-name="Tableau1.A2" office:value-type="string">
            <text:p text:style-name="P16"/>
            <text:p text:style-name="P16">TVA 0 %</text:p>
            <text:p text:style-name="P16"/>
          </table:table-cell>
          <table:table-cell table:style-name="Tableau1.B2" office:value-type="string">
            <text:p text:style-name="P15"/>
            <text:p text:style-name="P15"><text:span text:style-name="T8">0 </text:span>€</text:p>
          </table:table-cell>
        </table:table-row>
        <table:table-row>
          <table:table-cell table:style-name="Tableau1.A2" office:value-type="string">
            <text:p text:style-name="P14"/>
            <text:p text:style-name="P14">Total</text:p>
            <text:p text:style-name="P14"/>
          </table:table-cell>
          <table:table-cell table:style-name="Tableau1.B2" office:value-type="string">
            <text:p text:style-name="P15"/>
            <text:p text:style-name="P15"><text:span text:style-name="T3"><text:text-input text:description="">XYZ</text:text-input></text:span><text:s/>€</text:p>
          </table:table-cell>
        </table:table-row>
      </table:table>
      <text:p text:style-name="Standard"/>
      <text:p text:style-name="Standard"/>
      <text:p text:style-name="P2">Mode de paiement : <text:tab/><text:span text:style-name="T3">V</text:span>irement<text:tab/><text:tab/><text:tab/><text:tab/><text:tab/><text:span text:style-name="T10">Paypal</text:span></text:p>
      <text:p text:style-name="P2"/>
      <text:p text:style-name="P2">Banque : <text:tab/><text:tab/><text:span text:style-name="T4">La Banque Postale<text:tab/><text:tab/><text:tab/><text:tab/>buildroot-association@buildroot.org</text:span></text:p>
      <text:p text:style-name="P2"><text:tab/><text:tab/><text:tab/><text:span text:style-name="T4">Centre Financier</text:span></text:p>
      <text:p text:style-name="P2"><text:tab/><text:tab/><text:tab/><text:span text:style-name="T4">33900 Bordeaux Cedex 9</text:span></text:p>
      <text:p text:style-name="P2"><text:tab/><text:tab/><text:tab/><text:span text:style-name="T4">France</text:span></text:p>
      <text:p text:style-name="P2"/>
      <text:p text:style-name="P2">Code banque : <text:tab/><text:span text:style-name="T4">20041</text:span><text:tab/><text:tab/><text:tab/>Code agence : <text:tab/><text:span text:style-name="T4">01016</text:span></text:p>
      <text:p text:style-name="P2">Numéro de compte : <text:tab/><text:span text:style-name="T4">1509580P037</text:span><text:tab/><text:tab/>Clé RIB : <text:tab/><text:tab/><text:span text:style-name="T4">72</text:span></text:p>
      <text:p text:style-name="P2"/>
      <text:p text:style-name="P2">IBAN : <text:tab/><text:tab/><text:tab/>FR<text:span text:style-name="T4">53</text:span> <text:span text:style-name="T4">2004 1010</text:span> <text:span text:style-name="T4">1615</text:span> <text:span text:style-name="T4">0958</text:span> <text:span text:style-name="T4">0P03</text:span> <text:span text:style-name="T4">772</text:span><text:tab/>BIC :<text:tab/><text:span text:style-name="T4">PSSTFRPPTOU</text:span></text:p>
      <text:p text:style-name="P2"/>
      <text:p text:style-name="Standard"/>
      <text:p text:style-name="P3"><text:span text:style-name="T4">Buildroot Association</text:span> est une association régie par la loi de 1901, déclarée le <text:span text:style-name="T5">14</text:span> <text:span text:style-name="T5">mars 2016</text:span> à la préfecture de la Haute-Garonne (31) sous le n ° W313024278.</text:p>
      <text:p text:style-name="P5"><draw:frame draw:style-name="fr1" draw:name="Cadre1" text:anchor-type="paragraph" svg:x="0.02mm" svg:y="4.5mm" svg:width="179.83mm" draw:z-index="0"><draw:text-box fo:min-height="7.97mm"><text:p text:style-name="P4">TVA non applicable, article 293 B du code général des impôts.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>Builroot Association bill template - fr</dc:title>
    <meta:creation-date>2012-09-29T02:53:16</meta:creation-date>
    <dc:date>2020-04-10T10:13:13.265218464</dc:date>
    <dc:language>fr-FR</dc:language>
    <meta:editing-cycles>19</meta:editing-cycles>
    <meta:editing-duration>PT47M36S</meta:editing-duration>
    <meta:document-statistic meta:table-count="1" meta:image-count="0" meta:object-count="0" meta:page-count="1" meta:paragraph-count="28" meta:word-count="129" meta:character-count="789" meta:non-whitespace-character-count="641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